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Heading_20_1">
      <style:text-properties fo:language="en" fo:country="US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bookmark text:name="SNU3_DEVELOPER_LOG_DAY_405"/>SNU developer log day 405</text:h>
      <text:p text:style-name="P1">I had a very short development day today, despite having 61 commits, not much was done. This is due to how many documents got exported. I am trying to learn to cope with my new CPU issues, I am really hoping this isn't a permanent thing and will go away soon, as it is making it really hard for me, and there is no fix for several months.</text:p>
      <text:p text:style-name="P1">Today, I worked on massive document exporting again (massive as in, there were over 20 commits related to document exports alone) and I worked on a small BrowserNose, and disease center update. Small amounts of documentation were made as well, and that was it. Today wasn't a very good day for development. My laptop has a massive issue monthly, sometimes it stays, sometimes it goes. By the way it currently looks, it looks like this issue is going to stay, and I might have to learn to readjust my entire schedule to get used to it. I hate Windows 10 more and more every day.</text:p>
      <text:p text:style-name="Text_20_body"><text:span text:style-name="T1">Sean Patrick Myrick on March 10th 202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1T08:17:40.146000000</meta:creation-date>
    <dc:date>2020-03-11T08:17:59.815000000</dc:date>
    <meta:editing-duration>PT20S</meta:editing-duration>
    <meta:editing-cycles>1</meta:editing-cycles>
    <meta:document-statistic meta:table-count="0" meta:image-count="0" meta:object-count="0" meta:page-count="1" meta:paragraph-count="4" meta:word-count="185" meta:character-count="978" meta:non-whitespace-character-count="797"/>
    <meta:generator>LibreOffice/6.1.2.1$Windows_X86_64 LibreOffice_project/65905a128db06ba48db947242809d14d3f9a93fe</meta:generator>
  </office:meta>
</office:document-meta>
</file>